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oderstrom</text:p>
      <text:p text:style-name="P1">CS 4342</text:p>
      <text:p text:style-name="P1">Project 2</text:p>
      <text:p text:style-name="P2"/>
      <text:p text:style-name="P2">I used a random seed to ensure results were predictable. I tested several seeds, but had trouble finding one with a validation error under .6 on the ensemble model. Most seeds resulted in an ensemble training error of 0, but occasional increased to .1. </text:p>
      <text:p text:style-name="P2"/>
      <text:p text:style-name="P3">Output</text:p>
      <text:p text:style-name="P2"/>
      <text:p text:style-name="P4">Model 1</text:p>
      <text:p text:style-name="P4">[[0, 0, 1, '+'],</text:p>
      <text:p text:style-name="P4"><text:s/>[0, 0, 1, '+'],</text:p>
      <text:p text:style-name="P4"><text:s/>[1, 1, 0, '-'],</text:p>
      <text:p text:style-name="P4"><text:s/>[1, 0, 1, '+'],</text:p>
      <text:p text:style-name="P4"><text:s/>[1, 1, 0, '-'],</text:p>
      <text:p text:style-name="P4"><text:s/>[1, 0, 0, '+'],</text:p>
      <text:p text:style-name="P4"><text:s/>[1, 1, 0, '-'],</text:p>
      <text:p text:style-name="P4"><text:s/>[1, 1, 0, '-'],</text:p>
      <text:p text:style-name="P4"><text:s/>[1, 0, 1, '+'],</text:p>
      <text:p text:style-name="P4"><text:s/>[1, 1, 0, '-']]</text:p>
      <text:p text:style-name="P4">Tree 1</text:p>
      <text:p text:style-name="P4">root: 1</text:p>
      <text:p text:style-name="P4"><text:s/>left child: +</text:p>
      <text:p text:style-name="P4"><text:s/>right child: -</text:p>
      <text:p text:style-name="P4"/>
      <text:p text:style-name="P4">Model 2</text:p>
      <text:p text:style-name="P4">[[1, 0, 0, '+'],</text:p>
      <text:p text:style-name="P4"><text:s/>[0, 1, 1, '-'],</text:p>
      <text:p text:style-name="P4"><text:s/>[0, 0, 0, '+'],</text:p>
      <text:p text:style-name="P4"><text:s/>[0, 1, 0, '+'],</text:p>
      <text:p text:style-name="P4"><text:s/>[1, 0, 0, '+'],</text:p>
      <text:p text:style-name="P4"><text:s/>[0, 0, 0, '+'],</text:p>
      <text:p text:style-name="P4"><text:s/>[0, 1, 0, '+'],</text:p>
      <text:p text:style-name="P4"><text:s/>[1, 0, 1, '+'],</text:p>
      <text:p text:style-name="P4"><text:s/>[0, 1, 0, '+'],</text:p>
      <text:p text:style-name="P4"><text:s/>[0, 0, 1, '+']]</text:p>
      <text:p text:style-name="P4">Tree 2</text:p>
      <text:p text:style-name="P4">root: 2</text:p>
      <text:p text:style-name="P4"><text:s/>left child: +</text:p>
      <text:p text:style-name="P4"><text:s/>right child: 1</text:p>
      <text:p text:style-name="P4"><text:s text:c="2"/>left child: +</text:p>
      <text:p text:style-name="P4"><text:s text:c="2"/>right child: -</text:p>
      <text:p text:style-name="P4"/>
      <text:p text:style-name="P4">Model 3</text:p>
      <text:p text:style-name="P4">[[0, 0, 1, '+'],</text:p>
      <text:p text:style-name="P4"><text:soft-page-break/><text:s/>[1, 0, 1, '+'],</text:p>
      <text:p text:style-name="P4"><text:s/>[1, 0, 0, '+'],</text:p>
      <text:p text:style-name="P4"><text:s/>[0, 1, 1, '-'],</text:p>
      <text:p text:style-name="P4"><text:s/>[1, 1, 0, '-'],</text:p>
      <text:p text:style-name="P4"><text:s/>[1, 1, 0, '-'],</text:p>
      <text:p text:style-name="P4"><text:s/>[0, 0, 0, '+'],</text:p>
      <text:p text:style-name="P4"><text:s/>[1, 1, 0, '-'],</text:p>
      <text:p text:style-name="P4"><text:s/>[1, 1, 0, '-'],</text:p>
      <text:p text:style-name="P4"><text:s/>[0, 1, 0, '+']]</text:p>
      <text:p text:style-name="P4">Tree 3</text:p>
      <text:p text:style-name="P4">root: 1</text:p>
      <text:p text:style-name="P4"><text:s/>left child: +</text:p>
      <text:p text:style-name="P4"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4</text:p>
      <text:p text:style-name="P4">[[0, 1, 0, '+'],</text:p>
      <text:p text:style-name="P4"><text:s/>[1, 0, 0, '+'],</text:p>
      <text:p text:style-name="P4"><text:s/>[1, 1, 0, '-'],</text:p>
      <text:p text:style-name="P4"><text:s/>[0, 0, 0, '+'],</text:p>
      <text:p text:style-name="P4"><text:s/>[1, 0, 1, '+'],</text:p>
      <text:p text:style-name="P4"><text:s/>[0, 1, 1, '-'],</text:p>
      <text:p text:style-name="P4"><text:s/>[1, 1, 0, '-'],</text:p>
      <text:p text:style-name="P4"><text:s/>[0, 0, 0, '+'],</text:p>
      <text:p text:style-name="P4"><text:s/>[1, 0, 0, '+'],</text:p>
      <text:p text:style-name="P4"><text:s/>[0, 1, 0, '+']]</text:p>
      <text:p text:style-name="P4">Tree 4</text:p>
      <text:p text:style-name="P4">root: 1</text:p>
      <text:p text:style-name="P4"><text:s/>left child: +</text:p>
      <text:p text:style-name="P4"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5</text:p>
      <text:p text:style-name="P4">[[1, 1, 0, '-'],</text:p>
      <text:p text:style-name="P4"><text:s/>[1, 1, 0, '-'],</text:p>
      <text:p text:style-name="P4"><text:s/>[0, 0, 0, '+'],</text:p>
      <text:p text:style-name="P4"><text:s/>[1, 1, 0, '-'],</text:p>
      <text:p text:style-name="P4"><text:s/>[1, 0, 1, '+'],</text:p>
      <text:p text:style-name="P4"><text:s/>[1, 0, 0, '+'],</text:p>
      <text:p text:style-name="P4"><text:s/>[0, 1, 1, '-'],</text:p>
      <text:p text:style-name="P4"><text:soft-page-break/><text:s/>[0, 0, 0, '+'],</text:p>
      <text:p text:style-name="P4"><text:s/>[0, 1, 0, '+'],</text:p>
      <text:p text:style-name="P4"><text:s/>[1, 1, 0, '-']]</text:p>
      <text:p text:style-name="P4">Tree 5</text:p>
      <text:p text:style-name="P4">root: 1</text:p>
      <text:p text:style-name="P4"><text:s/>left child: +</text:p>
      <text:p text:style-name="P4"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6</text:p>
      <text:p text:style-name="P4">[[0, 0, 0, '+'],</text:p>
      <text:p text:style-name="P4"><text:s/>[0, 1, 0, '+'],</text:p>
      <text:p text:style-name="P4"><text:s/>[1, 1, 0, '-'],</text:p>
      <text:p text:style-name="P4"><text:s/>[0, 1, 1, '-'],</text:p>
      <text:p text:style-name="P4"><text:s/>[1, 0, 1, '+'],</text:p>
      <text:p text:style-name="P4"><text:s/>[0, 0, 1, '+'],</text:p>
      <text:p text:style-name="P4"><text:s/>[1, 1, 0, '-'],</text:p>
      <text:p text:style-name="P4"><text:s/>[0, 0, 0, '+'],</text:p>
      <text:p text:style-name="P4"><text:s/>[1, 0, 0, '+'],</text:p>
      <text:p text:style-name="P4"><text:s/>[1, 1, 0, '-']]</text:p>
      <text:p text:style-name="P4">Tree 6</text:p>
      <text:p text:style-name="P4">root: 1</text:p>
      <text:p text:style-name="P4"><text:s/>left child: +</text:p>
      <text:p text:style-name="P4"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7</text:p>
      <text:p text:style-name="P4">[[1, 0, 1, '+'],</text:p>
      <text:p text:style-name="P4"><text:s/>[0, 1, 0, '+'],</text:p>
      <text:p text:style-name="P4"><text:s/>[0, 1, 1, '-'],</text:p>
      <text:p text:style-name="P4"><text:s/>[1, 1, 0, '-'],</text:p>
      <text:p text:style-name="P4"><text:s/>[1, 1, 0, '-'],</text:p>
      <text:p text:style-name="P4"><text:s/>[0, 0, 0, '+'],</text:p>
      <text:p text:style-name="P4"><text:s/>[1, 1, 0, '-'],</text:p>
      <text:p text:style-name="P4"><text:s/>[1, 0, 0, '+'],</text:p>
      <text:p text:style-name="P4"><text:s/>[1, 1, 0, '-'],</text:p>
      <text:p text:style-name="P4"><text:s/>[0, 0, 1, '+']]</text:p>
      <text:p text:style-name="P4">Tree 7</text:p>
      <text:p text:style-name="P4">root: 1</text:p>
      <text:p text:style-name="P4"><text:s/>left child: +</text:p>
      <text:p text:style-name="P4"><text:soft-page-break/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8</text:p>
      <text:p text:style-name="P4">[[1, 1, 0, '-'],</text:p>
      <text:p text:style-name="P4"><text:s/>[0, 0, 1, '+'],</text:p>
      <text:p text:style-name="P4"><text:s/>[1, 0, 0, '+'],</text:p>
      <text:p text:style-name="P4"><text:s/>[1, 0, 1, '+'],</text:p>
      <text:p text:style-name="P4"><text:s/>[1, 1, 0, '-'],</text:p>
      <text:p text:style-name="P4"><text:s/>[0, 1, 1, '-'],</text:p>
      <text:p text:style-name="P4"><text:s/>[0, 0, 0, '+'],</text:p>
      <text:p text:style-name="P4"><text:s/>[0, 1, 0, '+'],</text:p>
      <text:p text:style-name="P4"><text:s/>[1, 1, 0, '-'],</text:p>
      <text:p text:style-name="P4"><text:s/>[1, 0, 1, '+']]</text:p>
      <text:p text:style-name="P4">Tree 8</text:p>
      <text:p text:style-name="P4">root: 1</text:p>
      <text:p text:style-name="P4"><text:s/>left child: +</text:p>
      <text:p text:style-name="P4"><text:s/>right child: 0</text:p>
      <text:p text:style-name="P4"><text:s text:c="2"/>left child: 2</text:p>
      <text:p text:style-name="P4"><text:s text:c="3"/>left child: +</text:p>
      <text:p text:style-name="P4"><text:s text:c="3"/>right child: -</text:p>
      <text:p text:style-name="P4"><text:s text:c="2"/>right child: -</text:p>
      <text:p text:style-name="P4"/>
      <text:p text:style-name="P4">Model 9</text:p>
      <text:p text:style-name="P4">[[1, 0, 1, '+'],</text:p>
      <text:p text:style-name="P4"><text:s/>[0, 1, 1, '-'],</text:p>
      <text:p text:style-name="P4"><text:s/>[1, 0, 0, '+'],</text:p>
      <text:p text:style-name="P4"><text:s/>[0, 0, 1, '+'],</text:p>
      <text:p text:style-name="P4"><text:s/>[1, 0, 1, '+'],</text:p>
      <text:p text:style-name="P4"><text:s/>[1, 0, 0, '+'],</text:p>
      <text:p text:style-name="P4"><text:s/>[1, 0, 0, '+'],</text:p>
      <text:p text:style-name="P4"><text:s/>[1, 1, 0, '-'],</text:p>
      <text:p text:style-name="P4"><text:s/>[1, 1, 0, '-'],</text:p>
      <text:p text:style-name="P4"><text:s/>[1, 1, 0, '-']]</text:p>
      <text:p text:style-name="P4">Tree 9</text:p>
      <text:p text:style-name="P4">root: 1</text:p>
      <text:p text:style-name="P4"><text:s/>left child: +</text:p>
      <text:p text:style-name="P4"><text:s/>right child: -</text:p>
      <text:p text:style-name="P4"/>
      <text:p text:style-name="P4">Model 10</text:p>
      <text:p text:style-name="P4">[[1, 1, 0, '-'],</text:p>
      <text:p text:style-name="P4"><text:s/>[1, 0, 0, '+'],</text:p>
      <text:p text:style-name="P4"><text:s/>[0, 0, 0, '+'],</text:p>
      <text:p text:style-name="P4"><text:soft-page-break/><text:s/>[0, 0, 1, '+'],</text:p>
      <text:p text:style-name="P4"><text:s/>[1, 0, 0, '+'],</text:p>
      <text:p text:style-name="P4"><text:s/>[0, 0, 1, '+'],</text:p>
      <text:p text:style-name="P4"><text:s/>[1, 1, 0, '-'],</text:p>
      <text:p text:style-name="P4"><text:s/>[0, 1, 1, '-'],</text:p>
      <text:p text:style-name="P4"><text:s/>[1, 0, 1, '+'],</text:p>
      <text:p text:style-name="P4"><text:s/>[0, 0, 1, '+']]</text:p>
      <text:p text:style-name="P4">Tree 10</text:p>
      <text:p text:style-name="P4">root: 1</text:p>
      <text:p text:style-name="P4"><text:s/>left child: +</text:p>
      <text:p text:style-name="P4"><text:s/>right child: -</text:p>
      <text:p text:style-name="P4"/>
      <text:p text:style-name="P4">Ensemble training error: 0.0</text:p>
      <text:p text:style-name="P4">Ensemble validation error: 0.6</text:p>
      <text:p text:style-name="P5">Source Code</text:p>
      <text:p text:style-name="P2"/>
      <text:p text:style-name="P2">##################################</text:p>
      <text:p text:style-name="P2"># Author: John Soderstrom</text:p>
      <text:p text:style-name="P2"># Due: 5/1/2020</text:p>
      <text:p text:style-name="P2">#</text:p>
      <text:p text:style-name="P2"># Creates an ensemble model (composed of a given number of models)</text:p>
      <text:p text:style-name="P2"># to classify data.</text:p>
      <text:p text:style-name="P2">#</text:p>
      <text:p text:style-name="P2"># Data is expected to be in the format [0, 1, ... , "+"] with n columns</text:p>
      <text:p text:style-name="P2"># <text:s text:c="2"/>where columns from 1 to n-1 are 0 or 1, and column n is "+" or "-".</text:p>
      <text:p text:style-name="P2">#</text:p>
      <text:p text:style-name="P2"># Once all models are generated, using testEnsemble(data) on the Bagging object</text:p>
      <text:p text:style-name="P2"># will query each data point on all models and get the majority classification.</text:p>
      <text:p text:style-name="P2"># When complete, it will return the error rate (0 - 1) of the given data</text:p>
      <text:p text:style-name="P2"># on the ensemble model.</text:p>
      <text:p text:style-name="P2">#</text:p>
      <text:p text:style-name="P2"># Use print() on the bagging object to print out all trees used to</text:p>
      <text:p text:style-name="P2"># form the ensemble and the data used to form it.</text:p>
      <text:p text:style-name="P2">#</text:p>
      <text:p text:style-name="P2"># Printed trees used indentation to show the depth, and label</text:p>
      <text:p text:style-name="P2"># each node as the root, or a left/right child of its parent.</text:p>
      <text:p text:style-name="P2"># The labels are printed with them, where a number indicated the</text:p>
      <text:p text:style-name="P2"># column/attribute used to split the node, and a classification (+/-)</text:p>
      <text:p text:style-name="P2"># means the line has ended and that is the result of the decision tree.</text:p>
      <text:p text:style-name="P2">###################################</text:p>
      <text:p text:style-name="P2"/>
      <text:p text:style-name="P2">import math, random, pprint</text:p>
      <text:p text:style-name="P2"/>
      <text:p text:style-name="P2">###</text:p>
      <text:p text:style-name="P2"># Contains a list of decision trees used to form an ensemble model.</text:p>
      <text:p text:style-name="P2"># Requires the original training data, number of rounds or models to form,</text:p>
      <text:p text:style-name="P2"># and a random seed to make sure each run is predictable.</text:p>
      <text:p text:style-name="P2">#</text:p>
      <text:p text:style-name="P2"># Stores the data used to create each tree for easy access with them.</text:p>
      <text:p text:style-name="P2">###</text:p>
      <text:p text:style-name="P2">class Bagging:</text:p>
      <text:p text:style-name="P2"><text:s text:c="4"/>###</text:p>
      <text:p text:style-name="P2"><text:s text:c="4"/># Set random seed, store original training data, and prepare</text:p>
      <text:p text:style-name="P2"><text:s text:c="4"/># to create a given number of trees from rounds.</text:p>
      <text:p text:style-name="P2"><text:s text:c="4"/>###</text:p>
      <text:p text:style-name="P2"><text:s text:c="4"/>def __init__(self, trainingData, rounds, randomSeed):</text:p>
      <text:p text:style-name="P2"><text:s text:c="8"/>random.seed(randomSeed)</text:p>
      <text:p text:style-name="P2"><text:s text:c="8"/>self.trainingData = trainingData</text:p>
      <text:p text:style-name="P2"><text:s text:c="8"/>self.rounds = rounds</text:p>
      <text:p text:style-name="P2"><text:s text:c="8"/>self.trees = []</text:p>
      <text:p text:style-name="P2"><text:soft-page-break/><text:s text:c="8"/>self.randomData = []</text:p>
      <text:p text:style-name="P2"><text:s text:c="8"/>self._generateTrees()</text:p>
      <text:p text:style-name="P2"/>
      <text:p text:style-name="P2"><text:s text:c="4"/>###</text:p>
      <text:p text:style-name="P2"><text:s text:c="4"/># Called on initialization, creates a given number of trees.</text:p>
      <text:p text:style-name="P2"><text:s text:c="4"/># After each is finished, it will get the training error</text:p>
      <text:p text:style-name="P2"><text:s text:c="4"/># and if error is over 50% (.5), it will create a replacement.</text:p>
      <text:p text:style-name="P2"><text:s text:c="4"/># Successful trees are stored.</text:p>
      <text:p text:style-name="P2"><text:s text:c="4"/>###</text:p>
      <text:p text:style-name="P2"><text:s text:c="4"/>def _generateTrees(self):</text:p>
      <text:p text:style-name="P2"><text:s text:c="8"/>for i in range(self.rounds):</text:p>
      <text:p text:style-name="P2"><text:s text:c="12"/>error = 1</text:p>
      <text:p text:style-name="P2"><text:s text:c="12"/># Repeat until given a tree with success rate over 50%.</text:p>
      <text:p text:style-name="P2"><text:s text:c="12"/>while error &gt;= .5:</text:p>
      <text:p text:style-name="P2"><text:s text:c="16"/>randomData = self.baggingData()</text:p>
      <text:p text:style-name="P2"><text:s text:c="16"/>temp = Tree(self.randomData[i])</text:p>
      <text:p text:style-name="P2"><text:s text:c="16"/>error = temp.getError(self.trainingData)</text:p>
      <text:p text:style-name="P2"><text:s text:c="12"/>self.trees.append(temp)</text:p>
      <text:p text:style-name="P2"/>
      <text:p text:style-name="P2"><text:s text:c="4"/>###</text:p>
      <text:p text:style-name="P2"><text:s text:c="4"/># After trees are completed, test given data on all trees/ensemble model.</text:p>
      <text:p text:style-name="P2"><text:s text:c="4"/># Tallies a majority vote from each tree for each data point, then checks</text:p>
      <text:p text:style-name="P2"><text:s text:c="4"/># the vote against the actual classification.</text:p>
      <text:p text:style-name="P2"><text:s text:c="4"/>###</text:p>
      <text:p text:style-name="P2"><text:s text:c="4"/>def testEnsemble(self, data):</text:p>
      <text:p text:style-name="P2"><text:s text:c="8"/>error = 0</text:p>
      <text:p text:style-name="P2"><text:s text:c="8"/># Test each point 1 by 1</text:p>
      <text:p text:style-name="P2"><text:s text:c="8"/>for i in data:</text:p>
      <text:p text:style-name="P2"><text:s text:c="12"/>numPlus = 0</text:p>
      <text:p text:style-name="P2"><text:s text:c="12"/>numMinus = 0</text:p>
      <text:p text:style-name="P2"><text:s text:c="12"/># Tally classification results from each tree</text:p>
      <text:p text:style-name="P2"><text:s text:c="12"/>for j in self.trees:</text:p>
      <text:p text:style-name="P2"><text:s text:c="16"/>label = j.query(i)</text:p>
      <text:p text:style-name="P2"><text:s text:c="16"/>if label is "+":</text:p>
      <text:p text:style-name="P2"><text:s text:c="20"/>numPlus += 1</text:p>
      <text:p text:style-name="P2"><text:s text:c="16"/>else:</text:p>
      <text:p text:style-name="P2"><text:s text:c="20"/>numMinus += 1</text:p>
      <text:p text:style-name="P2"><text:s text:c="12"/># Get the majority vote and test classification</text:p>
      <text:p text:style-name="P2"><text:s text:c="12"/>label = ""</text:p>
      <text:p text:style-name="P2"><text:s text:c="12"/>if numMinus &gt; numPlus:</text:p>
      <text:p text:style-name="P2"><text:s text:c="16"/>label = "-"</text:p>
      <text:p text:style-name="P2"><text:s text:c="12"/>else:</text:p>
      <text:p text:style-name="P2"><text:s text:c="16"/>label = "+"</text:p>
      <text:p text:style-name="P2"><text:s text:c="12"/>if i[-1] is not label:</text:p>
      <text:p text:style-name="P2"><text:s text:c="16"/>error += 1</text:p>
      <text:p text:style-name="P2"><text:s text:c="12"/>print("Actual Classification: '{}' Ensemble Guess: '{}'".format(i[-1], label))</text:p>
      <text:p text:style-name="P2"><text:soft-page-break/><text:s text:c="8"/># Return error rate of the model on given data</text:p>
      <text:p text:style-name="P2"><text:s text:c="8"/>return error / len(data)</text:p>
      <text:p text:style-name="P2"><text:s text:c="16"/></text:p>
      <text:p text:style-name="P2"><text:s text:c="4"/>###</text:p>
      <text:p text:style-name="P2"><text:s text:c="4"/># Randomly select points from original training data to use in</text:p>
      <text:p text:style-name="P2"><text:s text:c="4"/># each tree's creation. Uniform random distribution from bagging notes.</text:p>
      <text:p text:style-name="P2"><text:s text:c="4"/>###</text:p>
      <text:p text:style-name="P2"><text:s text:c="4"/>def baggingData(self):</text:p>
      <text:p text:style-name="P2"><text:s text:c="8"/>newData = []</text:p>
      <text:p text:style-name="P2"><text:s text:c="8"/>num = len(self.trainingData)</text:p>
      <text:p text:style-name="P2"><text:s text:c="8"/>for count, i in enumerate(self.trainingData):</text:p>
      <text:p text:style-name="P2"><text:s text:c="12"/>index = random.randint(0, num - 1)</text:p>
      <text:p text:style-name="P2"><text:s text:c="12"/>newData.append(self.trainingData[index])</text:p>
      <text:p text:style-name="P2"><text:s text:c="8"/>self.randomData.append(newData)</text:p>
      <text:p text:style-name="P2"/>
      <text:p text:style-name="P2"><text:s text:c="4"/>###</text:p>
      <text:p text:style-name="P2"><text:s text:c="4"/># Print model information including the randomized data used to create</text:p>
      <text:p text:style-name="P2"><text:s text:c="4"/># it and the model itself.</text:p>
      <text:p text:style-name="P2"><text:s text:c="4"/>###</text:p>
      <text:p text:style-name="P2"><text:s text:c="4"/>def print(self):</text:p>
      <text:p text:style-name="P2"><text:s text:c="8"/>for i in range(self.rounds):</text:p>
      <text:p text:style-name="P2"><text:s text:c="12"/>print("Model {}".format(i + 1))</text:p>
      <text:p text:style-name="P2"><text:s text:c="12"/>pprint.pprint(self.randomData[i])</text:p>
      <text:p text:style-name="P2"><text:s text:c="12"/>print("Tree {}".format(i + 1))</text:p>
      <text:p text:style-name="P2"><text:s text:c="12"/>self.trees[i].print()</text:p>
      <text:p text:style-name="P2"><text:s text:c="12"/>print()</text:p>
      <text:p text:style-name="P2"/>
      <text:p text:style-name="P2">###</text:p>
      <text:p text:style-name="P2"># Given a set of training data, Tree will create a decision tree.</text:p>
      <text:p text:style-name="P2"># Expects all lists in data to have the same length. The final column</text:p>
      <text:p text:style-name="P2"># should be a +/- classifier. All other columns should contain 0/1.</text:p>
      <text:p text:style-name="P2">###</text:p>
      <text:p text:style-name="P2">class Tree:</text:p>
      <text:p text:style-name="P2"><text:s text:c="4"/>###</text:p>
      <text:p text:style-name="P2"><text:s text:c="4"/># Sets the root node for the tree and passes data to build.</text:p>
      <text:p text:style-name="P2"><text:s text:c="4"/>###</text:p>
      <text:p text:style-name="P2"><text:s text:c="4"/>def __init__(self, data):</text:p>
      <text:p text:style-name="P2"><text:s text:c="8"/>attCols = [i for i in range(len(data[0]) - 1)]</text:p>
      <text:p text:style-name="P2"><text:s text:c="8"/>self.root = Node(-1, 0, None, None)</text:p>
      <text:p text:style-name="P2"><text:s text:c="8"/>rootLabel = self.majority(data)</text:p>
      <text:p text:style-name="P2"><text:s text:c="8"/>self.buildTree(self.root, data, attCols, rootLabel)</text:p>
      <text:p text:style-name="P2"/>
      <text:p text:style-name="P2"><text:s text:c="4"/>###</text:p>
      <text:p text:style-name="P2"><text:s text:c="4"/># Build a full decision tree starting from the root node.</text:p>
      <text:p text:style-name="P2"><text:s text:c="4"/># Continues each line until a stopping condition is met.</text:p>
      <text:p text:style-name="P2"><text:s text:c="4"/># Tests for stopping conditions are checked through endLine.</text:p>
      <text:p text:style-name="P2"><text:soft-page-break/><text:s text:c="4"/># Narrows down list of columns to check and data as the tree splits.</text:p>
      <text:p text:style-name="P2"><text:s text:c="4"/>###</text:p>
      <text:p text:style-name="P2"><text:s text:c="4"/>def buildTree(self, node, data, cols, parLabel):</text:p>
      <text:p text:style-name="P2"><text:s text:c="8"/># Check if this node is an end</text:p>
      <text:p text:style-name="P2"><text:s text:c="8"/>if self.endLine(node, data, cols, parLabel):</text:p>
      <text:p text:style-name="P2"><text:s text:c="12"/>return;</text:p>
      <text:p text:style-name="P2"><text:s text:c="8"/></text:p>
      <text:p text:style-name="P2"><text:s text:c="8"/># Check gain for each input column not already used</text:p>
      <text:p text:style-name="P2"><text:s text:c="8"/>bestCol = -1</text:p>
      <text:p text:style-name="P2"><text:s text:c="8"/>bestSplit = -1</text:p>
      <text:p text:style-name="P2"><text:s text:c="8"/>for i in cols:</text:p>
      <text:p text:style-name="P2"><text:s text:c="12"/>newSplit = self.branchGain(data, i)</text:p>
      <text:p text:style-name="P2"><text:s text:c="12"/>if newSplit &gt; bestSplit:</text:p>
      <text:p text:style-name="P2"><text:s text:c="16"/>bestCol = i</text:p>
      <text:p text:style-name="P2"><text:s text:c="16"/>bestSplit = newSplit</text:p>
      <text:p text:style-name="P2"><text:s text:c="8"/># Remove the column number for later splits</text:p>
      <text:p text:style-name="P2"><text:s text:c="8"/>cols.remove(bestCol)</text:p>
      <text:p text:style-name="P2"/>
      <text:p text:style-name="P2"><text:s text:c="8"/># Separate data in this node by value on split</text:p>
      <text:p text:style-name="P2"><text:s text:c="8"/>dataLeft = []</text:p>
      <text:p text:style-name="P2"><text:s text:c="8"/>dataRight = []</text:p>
      <text:p text:style-name="P2"><text:s text:c="8"/># References to elements in data are preferred here, no changes made</text:p>
      <text:p text:style-name="P2"><text:s text:c="8"/>for i in data:</text:p>
      <text:p text:style-name="P2"><text:s text:c="12"/># Always move values of 0 in best column to left child</text:p>
      <text:p text:style-name="P2"><text:s text:c="12"/>if i[bestCol] is 0:</text:p>
      <text:p text:style-name="P2"><text:s text:c="16"/>dataLeft.append(i)</text:p>
      <text:p text:style-name="P2"><text:s text:c="12"/># Always move values of 1 in best column to right child</text:p>
      <text:p text:style-name="P2"><text:s text:c="12"/>else:</text:p>
      <text:p text:style-name="P2"><text:s text:c="16"/>dataRight.append(i)</text:p>
      <text:p text:style-name="P2"/>
      <text:p text:style-name="P2"><text:s text:c="8"/># Assign proper label to the current node, then create children</text:p>
      <text:p text:style-name="P2"><text:s text:c="8"/>node.label = bestCol</text:p>
      <text:p text:style-name="P2"><text:s text:c="8"/>node.gain = bestSplit</text:p>
      <text:p text:style-name="P2"><text:s text:c="8"/>node.left = Node(-1, 0, None, None)</text:p>
      <text:p text:style-name="P2"><text:s text:c="8"/>node.right = Node(-1, 0, None, None)</text:p>
      <text:p text:style-name="P2"/>
      <text:p text:style-name="P2"><text:s text:c="8"/># Get majority label in case a child has no data</text:p>
      <text:p text:style-name="P2"><text:s text:c="8"/>parLabel = self.majority(data)</text:p>
      <text:p text:style-name="P2"><text:s text:c="8"/></text:p>
      <text:p text:style-name="P2"><text:s text:c="8"/># Data references are split, column removed from further checking</text:p>
      <text:p text:style-name="P2"><text:s text:c="8"/>self.buildTree(node.left, dataLeft, cols, parLabel)</text:p>
      <text:p text:style-name="P2"><text:s text:c="8"/>self.buildTree(node.right, dataRight, cols, parLabel)</text:p>
      <text:p text:style-name="P2"/>
      <text:p text:style-name="P2"><text:s text:c="4"/>###</text:p>
      <text:p text:style-name="P2"><text:s text:c="4"/># Test for ways to split the current node</text:p>
      <text:p text:style-name="P2"><text:s text:c="4"/># If no data, use the parent's majority label</text:p>
      <text:p text:style-name="P2"><text:soft-page-break/><text:s text:c="4"/># If there is no way to split, use the current node's majority label</text:p>
      <text:p text:style-name="P2"><text:s text:c="4"/>###</text:p>
      <text:p text:style-name="P2"><text:s text:c="4"/>def endLine(self, node, data, cols, parLabel):</text:p>
      <text:p text:style-name="P2"><text:s text:c="8"/># If there is no data, use the parent's label and return</text:p>
      <text:p text:style-name="P2"><text:s text:c="8"/>if len(data) is 0:</text:p>
      <text:p text:style-name="P2"><text:s text:c="12"/>node.label = parLabel</text:p>
      <text:p text:style-name="P2"><text:s text:c="12"/>return True</text:p>
      <text:p text:style-name="P2"/>
      <text:p text:style-name="P2"><text:s text:c="8"/># If there are attributes and columns to split on,</text:p>
      <text:p text:style-name="P2"><text:s text:c="8"/># do not end the line.</text:p>
      <text:p text:style-name="P2"><text:s text:c="8"/>if self.testAttribute(data, cols):</text:p>
      <text:p text:style-name="P2"><text:s text:c="12"/>return False</text:p>
      <text:p text:style-name="P2"/>
      <text:p text:style-name="P2"><text:s text:c="8"/># If no columns remain to split, get the majority vote.</text:p>
      <text:p text:style-name="P2"><text:s text:c="8"/># In the event of a tie, it will be "+"</text:p>
      <text:p text:style-name="P2"><text:s text:c="8"/>newLabel = self.majority(data)</text:p>
      <text:p text:style-name="P2"/>
      <text:p text:style-name="P2"><text:s text:c="8"/># Assign label to final node in the line</text:p>
      <text:p text:style-name="P2"><text:s text:c="8"/>node.label = newLabel</text:p>
      <text:p text:style-name="P2"><text:s text:c="8"/>return True</text:p>
      <text:p text:style-name="P2"/>
      <text:p text:style-name="P2"><text:s text:c="4"/>###</text:p>
      <text:p text:style-name="P2"><text:s text:c="4"/># Generates the gain of a node split by a given attribute</text:p>
      <text:p text:style-name="P2"><text:s text:c="4"/># When comparing gain values, the highest result is the best choice.</text:p>
      <text:p text:style-name="P2"><text:s text:c="4"/># data expects a list with at least 2 columns</text:p>
      <text:p text:style-name="P2"><text:s text:c="4"/># col expects an integer between 0 and length of list in data minus 1</text:p>
      <text:p text:style-name="P2"><text:s text:c="4"/>###</text:p>
      <text:p text:style-name="P2"><text:s text:c="4"/>def branchGain(self, data, col):</text:p>
      <text:p text:style-name="P2"><text:s text:c="8"/># List 0 is left node, list 1 is right node</text:p>
      <text:p text:style-name="P2"><text:s text:c="8"/># First entry in either node is "-", second is "+"</text:p>
      <text:p text:style-name="P2"><text:s text:c="8"/>branch = [[0, 0],</text:p>
      <text:p text:style-name="P2"><text:s text:c="18"/>[0, 0]]</text:p>
      <text:p text:style-name="P2"><text:s text:c="8"/>for i in data:</text:p>
      <text:p text:style-name="P2"><text:s text:c="12"/># Set class to add for to "-" by default</text:p>
      <text:p text:style-name="P2"><text:s text:c="12"/>incClass = 0</text:p>
      <text:p text:style-name="P2"><text:s text:c="12"/>if i[-1] is "+":</text:p>
      <text:p text:style-name="P2"><text:s text:c="16"/>incClass = 1</text:p>
      <text:p text:style-name="P2"><text:s text:c="12"/># Add to the chosen node, then by class</text:p>
      <text:p text:style-name="P2"><text:s text:c="12"/>branch[i[col]][incClass] += 1</text:p>
      <text:p text:style-name="P2"/>
      <text:p text:style-name="P2"><text:s text:c="8"/># Generate entropy for both children nodes</text:p>
      <text:p text:style-name="P2"><text:s text:c="8"/>childError = []</text:p>
      <text:p text:style-name="P2"><text:s text:c="8"/>for i in branch:</text:p>
      <text:p text:style-name="P2"><text:s text:c="12"/>totNode = i[0] + i[1]</text:p>
      <text:p text:style-name="P2"><text:s text:c="12"/># Prevent an error when a child has no data</text:p>
      <text:p text:style-name="P2"><text:s text:c="12"/>if totNode is 0:</text:p>
      <text:p text:style-name="P2"><text:soft-page-break/><text:s text:c="16"/>childError.append(0)</text:p>
      <text:p text:style-name="P2"><text:s text:c="12"/>else:</text:p>
      <text:p text:style-name="P2"><text:s text:c="16"/>first = i[0] / totNode</text:p>
      <text:p text:style-name="P2"><text:s text:c="16"/>second = i[1] / totNode</text:p>
      <text:p text:style-name="P2"><text:s text:c="16"/>err = 0</text:p>
      <text:p text:style-name="P2"><text:s text:c="16"/># Prevent errors when a child is pure</text:p>
      <text:p text:style-name="P2"><text:s text:c="16"/>if first &gt; 0:</text:p>
      <text:p text:style-name="P2"><text:s text:c="20"/>err -= first * math.log(first)</text:p>
      <text:p text:style-name="P2"><text:s text:c="16"/>if second &gt; 0:</text:p>
      <text:p text:style-name="P2"><text:s text:c="20"/>err -= second * math.log(second)</text:p>
      <text:p text:style-name="P2"><text:s text:c="16"/>childError.append(err)</text:p>
      <text:p text:style-name="P2"/>
      <text:p text:style-name="P2"><text:s text:c="8"/># Get values to weight entropy</text:p>
      <text:p text:style-name="P2"><text:s text:c="8"/>leftSum = sum(branch[0])</text:p>
      <text:p text:style-name="P2"><text:s text:c="8"/>rightSum = sum(branch[1])</text:p>
      <text:p text:style-name="P2"><text:s text:c="8"/>totalSum = len(data)</text:p>
      <text:p text:style-name="P2"/>
      <text:p text:style-name="P2"><text:s text:c="8"/># Subtracted weighted entropy from 1 to get gain for the current node on that split</text:p>
      <text:p text:style-name="P2"><text:s text:c="8"/>return 1 - (leftSum * childError[0] + rightSum * childError[1]) / totalSum</text:p>
      <text:p text:style-name="P2"/>
      <text:p text:style-name="P2"><text:s text:c="4"/>###</text:p>
      <text:p text:style-name="P2"><text:s text:c="4"/># Returns the classification with the majority of remaining data</text:p>
      <text:p text:style-name="P2"><text:s text:c="4"/># In event of a tie, "+" is used.</text:p>
      <text:p text:style-name="P2"><text:s text:c="4"/># Data is expected to have already been checked for length &gt; 0</text:p>
      <text:p text:style-name="P2"><text:s text:c="4"/>###</text:p>
      <text:p text:style-name="P2"><text:s text:c="4"/>def majority(self, data):</text:p>
      <text:p text:style-name="P2"><text:s text:c="8"/>if len(data) is 0:</text:p>
      <text:p text:style-name="P2"><text:s text:c="12"/>print("Error: no data to get majority of")</text:p>
      <text:p text:style-name="P2"><text:s text:c="12"/>return -1</text:p>
      <text:p text:style-name="P2"><text:s text:c="8"/>numPlus = 0</text:p>
      <text:p text:style-name="P2"><text:s text:c="8"/>numMinus = 0</text:p>
      <text:p text:style-name="P2"><text:s text:c="8"/>for i in data:</text:p>
      <text:p text:style-name="P2"><text:s text:c="12"/>if i[-1] is "+":</text:p>
      <text:p text:style-name="P2"><text:s text:c="16"/>numPlus += 1</text:p>
      <text:p text:style-name="P2"><text:s text:c="12"/>else:</text:p>
      <text:p text:style-name="P2"><text:s text:c="16"/>numMinus += 1</text:p>
      <text:p text:style-name="P2"><text:s text:c="8"/>if numMinus &gt; numPlus:</text:p>
      <text:p text:style-name="P2"><text:s text:c="12"/>return "-"</text:p>
      <text:p text:style-name="P2"><text:s text:c="8"/>else:</text:p>
      <text:p text:style-name="P2"><text:s text:c="12"/>return "+"</text:p>
      <text:p text:style-name="P2"/>
      <text:p text:style-name="P2"><text:s text:c="4"/>###</text:p>
      <text:p text:style-name="P2"><text:s text:c="4"/># Test if there are attributes and classifications to</text:p>
      <text:p text:style-name="P2"><text:s text:c="4"/># split data on for another step in the decision tree.</text:p>
      <text:p text:style-name="P2"><text:s text:c="4"/>###</text:p>
      <text:p text:style-name="P2"><text:s text:c="4"/>def testAttribute(self, data, cols):</text:p>
      <text:p text:style-name="P2"><text:soft-page-break/><text:s text:c="8"/># Test presence of both + and -</text:p>
      <text:p text:style-name="P2"><text:s text:c="8"/># Fails test if all classifications are one option</text:p>
      <text:p text:style-name="P2"><text:s text:c="8"/># There is nothing to split in that case</text:p>
      <text:p text:style-name="P2"><text:s text:c="8"/>numPlus = 0</text:p>
      <text:p text:style-name="P2"><text:s text:c="8"/>numMinus = 0</text:p>
      <text:p text:style-name="P2"><text:s text:c="8"/>for i in data:</text:p>
      <text:p text:style-name="P2"><text:s text:c="12"/>if i[-1] is "+":</text:p>
      <text:p text:style-name="P2"><text:s text:c="16"/>numPlus += 1</text:p>
      <text:p text:style-name="P2"><text:s text:c="12"/>else:</text:p>
      <text:p text:style-name="P2"><text:s text:c="16"/>numMinus += 1</text:p>
      <text:p text:style-name="P2"><text:s text:c="8"/>if numPlus is 0 or numMinus is 0:</text:p>
      <text:p text:style-name="P2"><text:s text:c="12"/>return False</text:p>
      <text:p text:style-name="P2"/>
      <text:p text:style-name="P2"><text:s text:c="8"/># Test presence of an attribute to split on in all remaining columns</text:p>
      <text:p text:style-name="P2"><text:s text:c="8"/># If no columns have values to split on, tell endLine to end it</text:p>
      <text:p text:style-name="P2"><text:s text:c="8"/>for i in cols:</text:p>
      <text:p text:style-name="P2"><text:s text:c="12"/>pres0 = False</text:p>
      <text:p text:style-name="P2"><text:s text:c="12"/>pres1 = False</text:p>
      <text:p text:style-name="P2"><text:s text:c="12"/>for j in data:</text:p>
      <text:p text:style-name="P2"><text:s text:c="16"/>if j[i] is 0:</text:p>
      <text:p text:style-name="P2"><text:s text:c="20"/>pres0 = True</text:p>
      <text:p text:style-name="P2"><text:s text:c="16"/>else:</text:p>
      <text:p text:style-name="P2"><text:s text:c="20"/>pres1 = True</text:p>
      <text:p text:style-name="P2"><text:s text:c="12"/>if pres0 and pres1:</text:p>
      <text:p text:style-name="P2"><text:s text:c="16"/>return True</text:p>
      <text:p text:style-name="P2"/>
      <text:p text:style-name="P2"><text:s text:c="8"/># Even if there are classifications to split, if no column has</text:p>
      <text:p text:style-name="P2"><text:s text:c="8"/># multiple attributes, there is no way to split it.</text:p>
      <text:p text:style-name="P2"><text:s text:c="8"/>return False</text:p>
      <text:p text:style-name="P2"/>
      <text:p text:style-name="P2"><text:s text:c="4"/>###</text:p>
      <text:p text:style-name="P2"><text:s text:c="4"/># On a complete decision tree, test data on it. Returns the error</text:p>
      <text:p text:style-name="P2"><text:s text:c="4"/># rate from 0 to 1.</text:p>
      <text:p text:style-name="P2"><text:s text:c="4"/>###</text:p>
      <text:p text:style-name="P2"><text:s text:c="4"/>def getError(self, data):</text:p>
      <text:p text:style-name="P2"><text:s text:c="8"/>error = 0</text:p>
      <text:p text:style-name="P2"><text:s text:c="8"/># Query each data point one by one and test for misclassification</text:p>
      <text:p text:style-name="P2"><text:s text:c="8"/># Increment error count if it was misclassified.</text:p>
      <text:p text:style-name="P2"><text:s text:c="8"/>for i in data:</text:p>
      <text:p text:style-name="P2"><text:s text:c="12"/>label = self.query(i)</text:p>
      <text:p text:style-name="P2"><text:s text:c="12"/>if label is not i[-1]:</text:p>
      <text:p text:style-name="P2"><text:s text:c="16"/>error +=1</text:p>
      <text:p text:style-name="P2"><text:s text:c="8"/># Convert error to a decimal</text:p>
      <text:p text:style-name="P2"><text:s text:c="8"/>return error / len(data)</text:p>
      <text:p text:style-name="P2"/>
      <text:p text:style-name="P2"><text:s text:c="4"/>###</text:p>
      <text:p text:style-name="P2"><text:soft-page-break/><text:s text:c="4"/># Given a single data point, query the decision tree to get</text:p>
      <text:p text:style-name="P2"><text:s text:c="4"/># the result, either "+" or "-"</text:p>
      <text:p text:style-name="P2"><text:s text:c="4"/>###</text:p>
      <text:p text:style-name="P2"><text:s text:c="4"/>def query(self, data):</text:p>
      <text:p text:style-name="P2"><text:s text:c="8"/>currentNode = self.root</text:p>
      <text:p text:style-name="P2"><text:s text:c="8"/># Continue through decision tree until at an end node</text:p>
      <text:p text:style-name="P2"><text:s text:c="8"/>while currentNode.label is not "+" and currentNode.label is not "-":</text:p>
      <text:p text:style-name="P2"><text:s text:c="12"/># Go to left child on 0, right child on 1</text:p>
      <text:p text:style-name="P2"><text:s text:c="12"/>if data[currentNode.label] is 0:</text:p>
      <text:p text:style-name="P2"><text:s text:c="16"/>currentNode = currentNode.left</text:p>
      <text:p text:style-name="P2"><text:s text:c="12"/>else:</text:p>
      <text:p text:style-name="P2"><text:s text:c="16"/>currentNode = currentNode.right</text:p>
      <text:p text:style-name="P2"><text:s text:c="8"/># Return the final result of the query</text:p>
      <text:p text:style-name="P2"><text:s text:c="8"/>return currentNode.label</text:p>
      <text:p text:style-name="P2"/>
      <text:p text:style-name="P2"><text:s text:c="4"/>###</text:p>
      <text:p text:style-name="P2"><text:s text:c="4"/># Preorder print starting from the root node. Node's print</text:p>
      <text:p text:style-name="P2"><text:s text:c="4"/># will travel through the remaining nodes in the tree.</text:p>
      <text:p text:style-name="P2"><text:s text:c="4"/>###</text:p>
      <text:p text:style-name="P2"><text:s text:c="4"/>def print(self):</text:p>
      <text:p text:style-name="P2"><text:s text:c="8"/>self.root.print()</text:p>
      <text:p text:style-name="P2"><text:s text:c="8"/></text:p>
      <text:p text:style-name="P2">###</text:p>
      <text:p text:style-name="P2"># Node class stores access to left and right child</text:p>
      <text:p text:style-name="P2"># as well as the label the node splits on (column number),</text:p>
      <text:p text:style-name="P2"># or +/- if the line ends.</text:p>
      <text:p text:style-name="P2">#</text:p>
      <text:p text:style-name="P2"># Print functionality expects starting at the root (as the</text:p>
      <text:p text:style-name="P2"># tree class automatically does), and prints each node in</text:p>
      <text:p text:style-name="P2"># preorder, showing the label and indenting at each depth.</text:p>
      <text:p text:style-name="P2">### <text:s text:c="7"/></text:p>
      <text:p text:style-name="P2">class Node:</text:p>
      <text:p text:style-name="P2"><text:s text:c="4"/>###</text:p>
      <text:p text:style-name="P2"><text:s text:c="4"/># Label should be a column number or classification</text:p>
      <text:p text:style-name="P2"><text:s text:c="4"/># shown in last column of the data.</text:p>
      <text:p text:style-name="P2"><text:s text:c="4"/># left and right give access to children.</text:p>
      <text:p text:style-name="P2"><text:s text:c="4"/>###</text:p>
      <text:p text:style-name="P2"><text:s text:c="4"/>def __init__(self, label, gain, left, right):</text:p>
      <text:p text:style-name="P2"><text:s text:c="8"/>self.label = label</text:p>
      <text:p text:style-name="P2"><text:s text:c="8"/>self.gain = gain</text:p>
      <text:p text:style-name="P2"><text:s text:c="8"/>self.left = left</text:p>
      <text:p text:style-name="P2"><text:s text:c="8"/>self.right = right</text:p>
      <text:p text:style-name="P2"/>
      <text:p text:style-name="P2"><text:s text:c="4"/>###</text:p>
      <text:p text:style-name="P2"><text:s text:c="4"/># Preorder print from given starting node (called root,</text:p>
      <text:p text:style-name="P2"><text:s text:c="4"/># even if it's just for a subtree) and its children.</text:p>
      <text:p text:style-name="P2"><text:soft-page-break/><text:s text:c="4"/>###</text:p>
      <text:p text:style-name="P2"><text:s text:c="4"/>def print(self, loc = "root", depth = 0):</text:p>
      <text:p text:style-name="P2"><text:s text:c="8"/>line = "{}{}: {}".format(" " * depth, loc, self.label)</text:p>
      <text:p text:style-name="P2"><text:s text:c="8"/>print(line)</text:p>
      <text:p text:style-name="P2"><text:s text:c="8"/>if(self.left):</text:p>
      <text:p text:style-name="P2"><text:s text:c="12"/>self.left.print("left child", depth + 1)</text:p>
      <text:p text:style-name="P2"><text:s text:c="8"/>if(self.right):</text:p>
      <text:p text:style-name="P2"><text:s text:c="12"/>self.right.print("right child", depth + 1)</text:p>
      <text:p text:style-name="P2"/>
      <text:p text:style-name="P2"># Columns: (index = Instance) A, B, C, Class</text:p>
      <text:p text:style-name="P2"># <text:s text:c="2"/>A,B,C = 0 or 1, Class = +, -</text:p>
      <text:p text:style-name="P2">training = [[0, 0, 0, "+"],</text:p>
      <text:p text:style-name="P2"><text:s text:c="12"/>[0, 0, 1, "+"],</text:p>
      <text:p text:style-name="P2"><text:s text:c="12"/>[0, 1, 0, "+"],</text:p>
      <text:p text:style-name="P2"><text:s text:c="12"/>[0, 1, 1, "-"],</text:p>
      <text:p text:style-name="P2"><text:s text:c="12"/>[1, 0, 0, "+"],</text:p>
      <text:p text:style-name="P2"><text:s text:c="12"/>[1, 0, 0, "+"],</text:p>
      <text:p text:style-name="P2"><text:s text:c="12"/>[1, 1, 0, "-"],</text:p>
      <text:p text:style-name="P2"><text:s text:c="12"/>[1, 0, 1, "+"],</text:p>
      <text:p text:style-name="P2"><text:s text:c="12"/>[1, 1, 0, "-"],</text:p>
      <text:p text:style-name="P2"><text:s text:c="12"/>[1, 1, 0, "-"]]</text:p>
      <text:p text:style-name="P2">validation = [[0, 0, 0, "+"],</text:p>
      <text:p text:style-name="P2"><text:s text:c="14"/>[0, 1, 1, "+"],</text:p>
      <text:p text:style-name="P2"><text:s text:c="14"/>[1, 1, 0, "+"],</text:p>
      <text:p text:style-name="P2"><text:s text:c="14"/>[1, 0, 1, "-"],</text:p>
      <text:p text:style-name="P2"><text:s text:c="14"/>[1, 0, 0, "+"]]</text:p>
      <text:p text:style-name="P2"/>
      <text:p text:style-name="P2"/>
      <text:p text:style-name="P2"/>
      <text:p text:style-name="P2">results = Bagging(training, 10, 67)</text:p>
      <text:p text:style-name="P2">results.print()</text:p>
      <text:p text:style-name="P2">print("Ensemble training error: {}".format(results.testEnsemble(training)))</text:p>
      <text:p text:style-name="P2">print("Ensemble validation error: {}".format(results.testEnsemble(validation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5T19:39:24.08</meta:creation-date>
    <meta:document-statistic meta:table-count="0" meta:image-count="0" meta:object-count="0" meta:page-count="14" meta:paragraph-count="553" meta:word-count="2601" meta:character-count="16337"/>
    <dc:date>2020-04-25T19:45:51.86</dc:date>
    <meta:editing-duration>PT6M29S</meta:editing-duration>
    <meta:editing-cycles>1</meta:editing-cycles>
    <meta:generator>OpenOffice/4.1.7$Win32 OpenOffice.org_project/417m1$Build-9800</meta:generator>
  </office:meta>
</office:document-meta>
</file>